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3fb0"/>
    </style:style>
    <style:style style:name="P2" style:family="paragraph" style:parent-style-name="Text_20_body">
      <style:paragraph-properties fo:margin-left="1.251cm" fo:text-indent="0cm" style:auto-text-indent="false"/>
      <style:text-properties officeooo:rsid="00163630" officeooo:paragraph-rsid="00163630"/>
    </style:style>
    <style:style style:name="P3" style:family="paragraph" style:parent-style-name="Text_20_body">
      <style:paragraph-properties fo:margin-left="1.251cm" fo:text-indent="0cm" style:auto-text-indent="false"/>
      <style:text-properties officeooo:rsid="001a14b6" officeooo:paragraph-rsid="001a14b6"/>
    </style:style>
    <style:style style:name="P4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paragraph-rsid="000e3fb0"/>
    </style:style>
    <style:style style:name="P5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0f5728" officeooo:paragraph-rsid="000f5728"/>
    </style:style>
    <style:style style:name="P6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0fdb47" officeooo:paragraph-rsid="000fdb47"/>
    </style:style>
    <style:style style:name="P7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112b82" officeooo:paragraph-rsid="00112b82"/>
    </style:style>
    <style:style style:name="P8" style:family="paragraph" style:parent-style-name="Text_20_body">
      <style:paragraph-properties fo:margin-left="1.251cm" fo:text-indent="0cm" style:auto-text-indent="false"/>
      <style:text-properties officeooo:rsid="001da6dd" officeooo:paragraph-rsid="001da6dd"/>
    </style:style>
    <style:style style:name="T1" style:family="text">
      <style:text-properties officeooo:rsid="000c0272"/>
    </style:style>
    <style:style style:name="T2" style:family="text">
      <style:text-properties officeooo:rsid="000e3fb0"/>
    </style:style>
    <style:style style:name="T3" style:family="text">
      <style:text-properties officeooo:rsid="000fdb47"/>
    </style:style>
    <style:style style:name="T4" style:family="text">
      <style:text-properties officeooo:rsid="00112b82"/>
    </style:style>
    <style:style style:name="T5" style:family="text">
      <style:text-properties officeooo:rsid="0012ac2b"/>
    </style:style>
    <style:style style:name="T6" style:family="text">
      <style:text-properties officeooo:rsid="0017294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7294b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f243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hen you are caught with protected fish:</text:span></text:p>
      <text:p text:style-name="P4"><text:span text:style-name="T2">(Idea 1) </text:span>“<text:span text:style-name="T1">No, no, this won’t do… / Some of these fish are a protected species.” (to themselves) “bloody dragons, the greedy sons of pigs!” (to the dragon again) “I’m afraid you’re coming with me, sir. Poaching is a serious offence.”</text:span></text:p>
      <text:p text:style-name="P5">(Idea 2) “<text:span text:style-name="T3">Oh no no no. Looks like you can fish a lot better than you can read. Catch &amp; release protected fish, the sign says. / I’m afraid protocol mandates you come with me.”</text:span></text:p>
      <text:p text:style-name="P6">(Idea 3) “<text:span text:style-name="T4">Oh bloody hell…you’ve been a *bad* dragon”</text:span></text:p>
      <text:p text:style-name="P7">(Idea 4) “<text:span text:style-name="T5">Uhm... sir? / You can’t catch those fish. It’s not allowed (sweat forms on the fisheries fish) / If you’d be so kind, sir, to come with me..?” (the dragon obliges)</text:span></text:p>
      <text:p text:style-name="P2">(Idea 5) “WHAT IN THE MARIANA TRENCH DO YOU THINK YOU’RE DOING?! CATCHING PROTECTED FISH? / THE <text:span text:style-name="T7">NERVE</text:span> OF PEOPLE THESE DAYS! YOU’RE COMING WITH ME. <text:span text:style-name="T6">IT’S THE </text:span><text:span text:style-name="T8">DUNGEON</text:span><text:span text:style-name="T6"> FOR YOU!</text:span></text:p>
      <text:p text:style-name="P3">(Idea 6) “Ye gods. Breaking the law, are we? I’ll have you know back in MY day we treated the law with some RESPECT. / You youngsters these days treat the world like a disposable sword. / (getting angrier) “Let’s see how inconsiderate you <text:span text:style-name="T7">whelps </text:span><text:span text:style-name="T9">can be in the King’s dungeon!”</text:span></text:p>
      <text:p text:style-name="P8"><text:span text:style-name="T9">(Idea 7) “</text:span><text:span text:style-name="T10">It makes me so mad! We clean your rivers, entertain your guests, and feed your people, and you still aren’t satisfied. Do you ever say thank you! No! I think I’ll take you to the dungeons, just for fun.” *laughs* </text:span></text:p>
      <text:p text:style-name="P3"><text:span text:style-name="T9"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48:57.979946871</meta:creation-date>
    <dc:date>2024-08-17T15:52:50.274813178</dc:date>
    <meta:editing-duration>PT3H3M42S</meta:editing-duration>
    <meta:editing-cycles>19</meta:editing-cycles>
    <meta:generator>LibreOffice/24.2.5.2$Linux_X86_64 LibreOffice_project/bffef4ea93e59bebbeaf7f431bb02b1a39ee8a59</meta:generator>
    <meta:document-statistic meta:table-count="0" meta:image-count="0" meta:object-count="0" meta:page-count="1" meta:paragraph-count="8" meta:word-count="249" meta:character-count="1343" meta:non-whitespace-character-count="1101"/>
  </office:meta>
</office:document-meta>
</file>